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0.63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4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3" style:family="table-cell" style:parent-style-name="Default" style:data-style-name="N4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11"/>
        <table:table-column table:style-name="co8" table:default-cell-style-name="ce4"/>
        <table:table-column table:style-name="co9" table:default-cell-style-name="ce4"/>
        <table:table-column table:style-name="co5" table:number-columns-repeated="2" table:default-cell-style-name="Default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  <table:table-cell table:style-name="ce13" table:formula="of:=SUM([.J2:.J20])" office:value-type="time" office:time-value="PT12H25M00S" calcext:value-type="time">
            <text:p>12:25:00</text:p>
          </table:table-cell>
          <table:table-cell table:style-name="ce9"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 office:value-type="float" office:value="19" calcext:value-type="float">
            <text:p>19</text:p>
          </table:table-cell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34.618" calcext:value-type="float">
            <text:p>34,618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table-cell table:style-name="ce12" office:value-type="time" office:time-value="PT03H50M00S" calcext:value-type="time" table:number-columns-spanned="1" table:number-rows-spanned="2">
            <text:p>03:50: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ic M2x6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2H40M00S" calcext:value-type="time" table:number-columns-spanned="1" table:number-rows-spanned="2">
            <text:p>02:4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0H45M00S" calcext:value-type="time">
            <text:p>00:45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5M00S" calcext:value-type="time" table:number-columns-spanned="1" table:number-rows-spanned="2">
            <text:p>01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  <table:table-cell office:value-type="string" calcext:value-type="string">
            <text:p>upper_leg_right <text:span text:style-name="T1">(mirrored) </text:span><text:span text:style-name="T2">[for left]</text:span>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6M00S" calcext:value-type="time">
            <text:p>00:56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table-cell table:style-name="ce11" office:value-type="time" office:time-value="PT01H10M00S" calcext:value-type="time" table:number-columns-spanned="1" table:number-rows-spanned="2">
            <text:p>01:10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  <table:table-cell office:value-type="string" calcext:value-type="string">
            <text:p>right_leg_bracket <text:span text:style-name="T1">(mirrored)</text:span> [for left]</text:p>
          </table:table-cell>
          <table:table-cell office:value-type="float" office:value="10" calcext:value-type="float">
            <text:p>10</text:p>
          </table:table-cell>
          <table:table-cell office:value-type="time" office:time-value="PT00H51M00S" calcext:value-type="time">
            <text:p>00:51:00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2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  <table:table-cell office:value-type="string" calcext:value-type="string">
            <text:p>servo_body_holder</text:p>
          </table:table-cell>
          <table:table-cell office:value-type="float" office:value="15" calcext:value-type="float">
            <text:p>15</text:p>
          </table:table-cell>
          <table:table-cell office:value-type="time" office:time-value="PT02H15M00S" calcext:value-type="time">
            <text:p>02:15:00</text:p>
          </table:table-cell>
          <table:table-cell office:value-type="float" office:value="1" calcext:value-type="float">
            <text:p>1</text:p>
          </table:table-cell>
          <table:table-cell table:style-name="ce13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9" office:value-type="string" calcext:value-type="string">
            <text:p>component costs:</text:p>
          </table:table-cell>
          <table:table-cell table:style-name="Default" table:formula="of:=SUM([.D2:.D23])" office:value-type="float" office:value="34.7516" calcext:value-type="float">
            <text:p>34,7516</text:p>
          </table:table-cell>
          <table:table-cell table:style-name="ce9" office:value-type="string" calcext:value-type="string">
            <text:p>€</text:p>
          </table:table-cell>
          <table:table-cell table:style-name="Default"/>
          <table:table-cell table:style-name="ce5" table:number-columns-repeated="4"/>
          <table:table-cell table:number-columns-repeated="2"/>
        </table:table-row>
        <table:table-row table:style-name="ro2">
          <table:table-cell table:style-name="Default" table:number-columns-repeated="6"/>
          <table:table-cell table:style-name="ce5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02:00:40.53259188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7T02:01:06.853792670</dc:date>
    <meta:editing-duration>PT2H39M46S</meta:editing-duration>
    <meta:editing-cycles>20</meta:editing-cycles>
    <meta:generator>LibreOffice/6.1.3.2$Linux_X86_64 LibreOffice_project/10$Build-2</meta:generator>
    <meta:document-statistic meta:table-count="1" meta:cell-count="92" meta:object-count="0"/>
  </office:meta>
</office:document-meta>
</file>